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INPro-CondensedMedium" svg:font-family="DINPro-CondensedMedium, serif"/>
    <style:font-face style:name="DejaVu Sans" svg:font-family="'DejaVu Sans'" style:font-family-generic="system" style:font-pitch="variable"/>
    <style:font-face style:name="GoogleSans-Regular" svg:font-family="GoogleSans-Regular, serif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f4f4f" loext:opacity="100%" style:font-name="GoogleSans-Regular" fo:font-size="14pt" fo:letter-spacing="normal" fo:font-style="normal" fo:font-weight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f4f4f" loext:opacity="100%" style:font-name="GoogleSans-Regular" fo:font-size="14pt" fo:letter-spacing="normal" fo:font-style="normal" fo:font-weight="normal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f4f4f" loext:opacity="100%" style:font-name="GoogleSans-Regular" fo:letter-spacing="normal" fo:font-style="normal" fo:font-weight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f4f4f" loext:opacity="100%" style:font-name="DINPro-CondensedMedium" fo:font-size="14.25pt" fo:letter-spacing="0.0102in" fo:font-style="normal" fo:font-weight="normal" loext:padding="0in" loext:border="none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oogleSans-Regular" fo:font-size="30pt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oogleSans-Regular" fo:font-size="30pt" fo:letter-spacing="normal" fo:font-style="normal" fo:font-weight="normal" loext:padding="0in" loext:border="none"/>
    </style:style>
    <style:style style:name="T1" style:family="text">
      <style:text-properties fo:font-variant="normal" fo:text-transform="none" fo:color="#000000" loext:opacity="100%" style:font-name="GoogleSans-Regular" fo:font-size="30pt" fo:letter-spacing="normal" fo:font-style="normal" fo:font-weight="normal"/>
    </style:style>
    <style:style style:name="T2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_DdeLink__97_496050758"/>TRAWLER 30M/ТРАУЛЕР 30М </text:p>
      <text:p text:style-name="P1"/>
      <text:p text:style-name="P3"><text:span text:style-name="T2">TRAWLER </text:span>vessel is equipped as a fresh fish trawler capable of fishing with one bottom trawl, hence equipped with 2 trawl winches. The hull is designed with the <text:span text:style-name="T2">Enduro™ Bow</text:span> bulbous bow shape providing various behavioural benefits from the design, including increased comfort for a crew upto 14 persons. The processing deck is a completely open space with no support pillars.</text:p>
      <text:p text:style-name="P3"/>
      <text:p text:style-name="P4">Fish processing area with an area of 137m2 for the primary processing of the catch.</text:p>
      <text:p text:style-name="P4">Fish hold capacity ~ 312м³.</text:p>
      <text:p text:style-name="P4"/>
      <text:p text:style-name="P4"><text:span text:style-name="T2">Fish species:</text:span> cod, pollock, haddock, flatfish, red fish, herring, mackerel, squid and other types of fish.</text:p>
      <text:p text:style-name="P4"/>
      <text:p text:style-name="P4"><text:span text:style-name="T2">Methods and types of processing:</text:span> gutting and cooling of fish for further processing onshore</text:p>
      <text:p text:style-name="P4"/>
      <text:p text:style-name="P2">Судно <text:span text:style-name="T2">ТРАУЛЕР</text:span> оборудовано как траулер для свежей рыбы, способный вести лов одним донным тралом, оборудовано 2 траловыми лебедками. Корпус выполнен в форме <text:span text:style-name="T2">Enduro™ Bow</text:span>, обеспечивая различные преимущества конструкции, включая повышенный комфорт для экипажа из 14 человек. Зона рыбопереработки представляет собой полностью открытое пространство без опорных пиллерсов.</text:p>
      <text:p text:style-name="P2"/>
      <text:p text:style-name="P4">Зона рыбопереработки площадью 137м² для первичной обработки улова.</text:p>
      <text:p text:style-name="P4">Вместимость трюма ~ 312м³.</text:p>
      <text:p text:style-name="P4"/>
      <text:p text:style-name="P4"><text:span text:style-name="T2">Видами промысловых рыб являются:</text:span> треска, минтай, пикша, камбала, окунь, сельдь, скумбрия, кальмар, и другие виды рыб.</text:p>
      <text:p text:style-name="P4"/>
      <text:p text:style-name="P4"><text:span text:style-name="T2">Виды и способы переработки:</text:span> потрошение и охлаждение рыбы для последующей переработки на берегу.</text:p>
      <text:p text:style-name="P4"/>
      <text:p text:style-name="P1"/>
      <text:p text:style-name="P7">LENGTH = 29.75m</text:p>
      <text:p text:style-name="P5">WIDTH = 12.00m</text:p>
      <text:p text:style-name="P5"><text:soft-page-break/>DRAFT = 4.45m</text:p>
      <text:p text:style-name="P5">VESSEL SPEED = 10kn</text:p>
      <text:p text:style-name="P5">NUMBER of CREW - 14ppl<text:bookmark-end text:name="__DdeLink__97_496050758"/>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INPro-CondensedMedium" svg:font-family="DINPro-CondensedMedium, serif"/>
    <style:font-face style:name="DejaVu Sans" svg:font-family="'DejaVu Sans'" style:font-family-generic="system" style:font-pitch="variable"/>
    <style:font-face style:name="GoogleSans-Regular" svg:font-family="GoogleSans-Regular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1:15:48.865872040</meta:creation-date>
    <dc:date>2024-08-20T16:38:56.802553187</dc:date>
    <meta:editing-duration>PT8M11S</meta:editing-duration>
    <meta:editing-cycles>4</meta:editing-cycles>
    <meta:generator>Collabora_Office/24.04.4.2$Linux_X86_64 LibreOffice_project/3709158c476d3931713e1be652f02aae1db91dd3</meta:generator>
    <meta:document-statistic meta:table-count="0" meta:image-count="0" meta:object-count="0" meta:page-count="2" meta:paragraph-count="16" meta:word-count="224" meta:character-count="1455" meta:non-whitespace-character-count="1251"/>
  </office:meta>
</office:document-meta>
</file>